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000000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log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.1425E+020" calcext:value-type="float">
            <text:p>5.1425E+020</text:p>
          </table:table-cell>
          <table:table-cell table:style-name="Default" office:value-type="float" office:value="1.99235E+021" calcext:value-type="float">
            <text:p>1.99235E+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table:style-name="Default" office:value-type="float" office:value="1.19378E+021" calcext:value-type="float">
            <text:p>1.19378E+021</text:p>
          </table:table-cell>
          <table:table-cell/>
          <table:table-cell table:formula="of:=(1+[.A6])*[.C6]" office:value-type="float" office:value="1.19378E+021" calcext:value-type="float">
            <text:p>1.19378E+021</text:p>
          </table:table-cell>
          <table:table-cell table:formula="of:=[.E6]/100000/[.$I$6]" office:value-type="float" office:value="0.510861006504622" calcext:value-type="float">
            <text:p>0.510861006504622</text:p>
          </table:table-cell>
          <table:table-cell table:number-columns-repeated="2"/>
          <table:table-cell table:style-name="ce2" office:value-type="float" office:value="2.3368E+016" calcext:value-type="float">
            <text:p>2.34E+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51887E+020" calcext:value-type="float">
            <text:p>2.51887E+020</text:p>
          </table:table-cell>
          <table:table-cell table:style-name="Default" office:value-type="float" office:value="8.74731E+020" calcext:value-type="float">
            <text:p>8.74731E+020</text:p>
          </table:table-cell>
          <table:table-cell/>
          <table:table-cell table:formula="of:=(1+[.A7])*[.C7]" office:value-type="float" office:value="1.749462E+021" calcext:value-type="float">
            <text:p>1.749462E+021</text:p>
          </table:table-cell>
          <table:table-cell table:formula="of:=[.E7]/100000/[.$I$6]" office:value-type="float" office:value="0.74865713796645" calcext:value-type="float">
            <text:p>0.748657137966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04062E+020" calcext:value-type="float">
            <text:p>2.04062E+020</text:p>
          </table:table-cell>
          <table:table-cell table:style-name="Default" office:value-type="float" office:value="6.90944E+020" calcext:value-type="float">
            <text:p>6.90944E+020</text:p>
          </table:table-cell>
          <table:table-cell/>
          <table:table-cell table:formula="of:=(1+[.A8])*[.C8]" office:value-type="float" office:value="2.072832E+021" calcext:value-type="float">
            <text:p>2.072832E+021</text:p>
          </table:table-cell>
          <table:table-cell table:formula="of:=[.E8]/100000/[.$I$6]" office:value-type="float" office:value="0.887038685381718" calcext:value-type="float">
            <text:p>0.8870386853817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71578E+020" calcext:value-type="float">
            <text:p>1.71578E+020</text:p>
          </table:table-cell>
          <table:table-cell table:style-name="Default" office:value-type="float" office:value="5.70622E+020" calcext:value-type="float">
            <text:p>5.70622E+020</text:p>
          </table:table-cell>
          <table:table-cell/>
          <table:table-cell table:formula="of:=(1+[.A9])*[.C9]" office:value-type="float" office:value="2.282488E+021" calcext:value-type="float">
            <text:p>2.282488E+021</text:p>
          </table:table-cell>
          <table:table-cell table:formula="of:=[.E9]/100000/[.$I$6]" office:value-type="float" office:value="0.976757959602876" calcext:value-type="float">
            <text:p>0.9767579596028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47921E+020" calcext:value-type="float">
            <text:p>1.47921E+020</text:p>
          </table:table-cell>
          <table:table-cell table:style-name="Default" office:value-type="float" office:value="4.85358E+020" calcext:value-type="float">
            <text:p>4.85358E+020</text:p>
          </table:table-cell>
          <table:table-cell/>
          <table:table-cell table:formula="of:=(1+[.A10])*[.C10]" office:value-type="float" office:value="2.42679E+021" calcext:value-type="float">
            <text:p>2.42679E+021</text:p>
          </table:table-cell>
          <table:table-cell table:formula="of:=[.E10]/100000/[.$I$6]" office:value-type="float" office:value="1.03850992810681" calcext:value-type="float">
            <text:p>1.038509928106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.29864E+020" calcext:value-type="float">
            <text:p>1.29864E+020</text:p>
          </table:table-cell>
          <table:table-cell table:style-name="Default" office:value-type="float" office:value="4.21527E+020" calcext:value-type="float">
            <text:p>4.21527E+020</text:p>
          </table:table-cell>
          <table:table-cell/>
          <table:table-cell table:formula="of:=(1+[.A11])*[.C11]" office:value-type="float" office:value="2.529162E+021" calcext:value-type="float">
            <text:p>2.529162E+021</text:p>
          </table:table-cell>
          <table:table-cell table:formula="of:=[.E11]/100000/[.$I$6]" office:value-type="float" office:value="1.08231855528928" calcext:value-type="float">
            <text:p>1.082318555289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.15605E+020" calcext:value-type="float">
            <text:p>1.15605E+020</text:p>
          </table:table-cell>
          <table:table-cell table:style-name="Default" office:value-type="float" office:value="3.71804E+020" calcext:value-type="float">
            <text:p>3.71804E+020</text:p>
          </table:table-cell>
          <table:table-cell/>
          <table:table-cell table:formula="of:=(1+[.A12])*[.C12]" office:value-type="float" office:value="2.602628E+021" calcext:value-type="float">
            <text:p>2.602628E+021</text:p>
          </table:table-cell>
          <table:table-cell table:formula="of:=[.E12]/100000/[.$I$6]" office:value-type="float" office:value="1.11375727490585" calcext:value-type="float">
            <text:p>1.113757274905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.04051E+020" calcext:value-type="float">
            <text:p>1.04051E+020</text:p>
          </table:table-cell>
          <table:table-cell table:style-name="Default" office:value-type="float" office:value="3.31905E+020" calcext:value-type="float">
            <text:p>3.31905E+020</text:p>
          </table:table-cell>
          <table:table-cell/>
          <table:table-cell table:formula="of:=(1+[.A13])*[.C13]" office:value-type="float" office:value="2.65524E+021" calcext:value-type="float">
            <text:p>2.65524E+021</text:p>
          </table:table-cell>
          <table:table-cell table:formula="of:=[.E13]/100000/[.$I$6]" office:value-type="float" office:value="1.13627182471756" calcext:value-type="float">
            <text:p>1.136271824717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.44959E+019" calcext:value-type="float">
            <text:p>9.44959E+019</text:p>
          </table:table-cell>
          <table:table-cell table:style-name="Default" office:value-type="float" office:value="2.99154E+020" calcext:value-type="float">
            <text:p>2.99154E+020</text:p>
          </table:table-cell>
          <table:table-cell/>
          <table:table-cell table:formula="of:=(1+[.A14])*[.C14]" office:value-type="float" office:value="2.692386E+021" calcext:value-type="float">
            <text:p>2.692386E+021</text:p>
          </table:table-cell>
          <table:table-cell table:formula="of:=[.E14]/100000/[.$I$6]" office:value-type="float" office:value="1.15216792194454" calcext:value-type="float">
            <text:p>1.1521679219445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64625E+019" calcext:value-type="float">
            <text:p>8.64625E+019</text:p>
          </table:table-cell>
          <table:table-cell table:style-name="Default" office:value-type="float" office:value="2.71786E+020" calcext:value-type="float">
            <text:p>2.71786E+020</text:p>
          </table:table-cell>
          <table:table-cell/>
          <table:table-cell table:formula="of:=(1+[.A15])*[.C15]" office:value-type="float" office:value="2.71786E+021" calcext:value-type="float">
            <text:p>2.71786E+021</text:p>
          </table:table-cell>
          <table:table-cell table:formula="of:=[.E15]/100000/[.$I$6]" office:value-type="float" office:value="1.16306915439918" calcext:value-type="float">
            <text:p>1.1630691543991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7.37096E+019" calcext:value-type="float">
            <text:p>7.37096E+019</text:p>
          </table:table-cell>
          <table:table-cell table:style-name="Default" office:value-type="float" office:value="2.2868E+020" calcext:value-type="float">
            <text:p>2.2868E+020</text:p>
          </table:table-cell>
          <table:table-cell/>
          <table:table-cell table:formula="of:=(1+[.A16])*[.C16]" office:value-type="float" office:value="2.74416E+021" calcext:value-type="float">
            <text:p>2.74416E+021</text:p>
          </table:table-cell>
          <table:table-cell table:formula="of:=[.E16]/100000/[.$I$6]" office:value-type="float" office:value="1.1743238616912" calcext:value-type="float">
            <text:p>1.17432386169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6.40502E+019" calcext:value-type="float">
            <text:p>6.40502E+019</text:p>
          </table:table-cell>
          <table:table-cell table:style-name="Default" office:value-type="float" office:value="1.96374E+020" calcext:value-type="float">
            <text:p>1.96374E+020</text:p>
          </table:table-cell>
          <table:table-cell/>
          <table:table-cell table:formula="of:=(1+[.A17])*[.C17]" office:value-type="float" office:value="2.749236E+021" calcext:value-type="float">
            <text:p>2.749236E+021</text:p>
          </table:table-cell>
          <table:table-cell table:formula="of:=[.E17]/100000/[.$I$6]" office:value-type="float" office:value="1.17649606299213" calcext:value-type="float">
            <text:p>1.1764960629921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5.64965E+019" calcext:value-type="float">
            <text:p>5.64965E+019</text:p>
          </table:table-cell>
          <table:table-cell table:style-name="Default" office:value-type="float" office:value="1.71391E+020" calcext:value-type="float">
            <text:p>1.71391E+020</text:p>
          </table:table-cell>
          <table:table-cell/>
          <table:table-cell table:formula="of:=(1+[.A18])*[.C18]" office:value-type="float" office:value="2.742256E+021" calcext:value-type="float">
            <text:p>2.742256E+021</text:p>
          </table:table-cell>
          <table:table-cell table:formula="of:=[.E18]/100000/[.$I$6]" office:value-type="float" office:value="1.17350907223554" calcext:value-type="float">
            <text:p>1.1735090722355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5.04454E+019" calcext:value-type="float">
            <text:p>5.04454E+019</text:p>
          </table:table-cell>
          <table:table-cell table:style-name="Default" office:value-type="float" office:value="1.51613E+020" calcext:value-type="float">
            <text:p>1.51613E+020</text:p>
          </table:table-cell>
          <table:table-cell/>
          <table:table-cell table:formula="of:=(1+[.A19])*[.C19]" office:value-type="float" office:value="2.729034E+021" calcext:value-type="float">
            <text:p>2.729034E+021</text:p>
          </table:table-cell>
          <table:table-cell table:formula="of:=[.E19]/100000/[.$I$6]" office:value-type="float" office:value="1.16785090722355" calcext:value-type="float">
            <text:p>1.1678509072235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.55056E+019" calcext:value-type="float">
            <text:p>4.55056E+019</text:p>
          </table:table-cell>
          <table:table-cell table:style-name="Default" office:value-type="float" office:value="1.35665E+020" calcext:value-type="float">
            <text:p>1.35665E+020</text:p>
          </table:table-cell>
          <table:table-cell/>
          <table:table-cell table:formula="of:=(1+[.A20])*[.C20]" office:value-type="float" office:value="2.7133E+021" calcext:value-type="float">
            <text:p>2.7133E+021</text:p>
          </table:table-cell>
          <table:table-cell table:formula="of:=[.E20]/100000/[.$I$6]" office:value-type="float" office:value="1.16111776788771" calcext:value-type="float">
            <text:p>1.16111776788771</text:p>
          </table:table-cell>
          <table:table-cell table:number-columns-repeated="3"/>
        </table:table-row>
        <table:table-row table:style-name="ro1" table:number-rows-repeated="1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21:31:00.979003441</dc:date>
    <meta:editing-duration>PT15M55S</meta:editing-duration>
    <meta:editing-cycles>2</meta:editing-cycles>
    <meta:generator>LibreOffice/6.0.7.3$Linux_X86_64 LibreOffice_project/00m0$Build-3</meta:generator>
    <meta:document-statistic meta:table-count="1" meta:cell-count="89" meta:object-count="0"/>
  </office:meta>
</office:document-meta>
</file>